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580f" officeooo:paragraph-rsid="001958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ABLABL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2:02:06.586741916</meta:creation-date>
    <dc:date>2019-06-13T12:02:31.617423172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6.1.6.3$Linux_X86_64 LibreOffice_project/10$Build-3</meta:generator>
  </office:meta>
</office:document-meta>
</file>